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2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2.886cm"/>
    </style:style>
    <style:style style:name="pr3" style:family="presentation" style:parent-style-name="Default-outline1">
      <style:graphic-properties fo:min-height="6.6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1.686cm"/>
    </style:style>
    <style:style style:name="pr9" style:family="presentation" style:parent-style-name="Default-outline1">
      <style:graphic-properties fo:min-height="11.363cm"/>
    </style:style>
    <style:style style:name="pr10" style:family="presentation" style:parent-style-name="Default-outline1">
      <style:graphic-properties draw:auto-grow-height="true" fo:min-height="9.686cm"/>
    </style:style>
    <style:style style:name="pr11" style:family="presentation" style:parent-style-name="Default-outline1">
      <style:graphic-properties draw:auto-grow-height="true" fo:min-height="2.085cm"/>
    </style:style>
    <style:style style:name="pr12" style:family="presentation" style:parent-style-name="Default-outline1">
      <style:graphic-properties draw:auto-grow-height="true" fo:min-height="6.546cm"/>
    </style:style>
    <style:style style:name="pr13" style:family="presentation" style:parent-style-name="Default-outline1">
      <style:graphic-properties fo:min-height="8.086cm"/>
    </style:style>
    <style:style style:name="pr14" style:family="presentation" style:parent-style-name="Default-outline1">
      <style:graphic-properties fo:min-height="14.353cm"/>
    </style:style>
    <style:style style:name="pr15" style:family="presentation" style:parent-style-name="Default-outline1">
      <style:graphic-properties draw:auto-grow-height="true" fo:min-height="15.351cm"/>
    </style:style>
    <style:style style:name="pr16" style:family="presentation" style:parent-style-name="Default-outline1">
      <style:graphic-properties fo:min-height="17.112cm"/>
    </style:style>
    <style:style style:name="pr17" style:family="presentation" style:parent-style-name="Default-outline1">
      <style:graphic-properties fo:min-height="15.31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0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cting WDI</text:p>
          </draw:text-box>
        </draw:frame>
        <draw:frame presentation:style-name="pr2" draw:text-style-name="P1" draw:layer="layout" svg:width="25.199cm" svg:height="2.886cm" svg:x="1.4cm" svg:y="4.914cm" presentation:class="outline" presentation:user-transformed="true">
          <draw:text-box>
            <text:list text:style-name="L2">
              <text:list-header>
                <text:p xml:id="id1" text:id="id1" text:style-name="P1">One of two things is going to happen</text:p>
              </text:list-header>
            </text:list>
          </draw:text-box>
        </draw:frame>
        <draw:frame presentation:style-name="pr3" draw:layer="layout" svg:width="17.6cm" svg:height="6.61cm" svg:x="7.8cm" svg:y="9.6cm" presentation:class="outline" presentation:user-transformed="true">
          <draw:text-box>
            <text:list text:style-name="L2">
              <text:list-item>
                <text:p xml:id="id2" text:id="id2">The course will go well</text:p>
              </text:list-item>
              <text:list-item>
                <text:p xml:id="id3" text:id="id3">Or it won't</text:p>
              </text:list-item>
            </text:list>
          </draw:text-box>
        </draw:frame>
        <draw:frame presentation:style-name="pr2" draw:text-style-name="P1" draw:layer="layout" svg:width="25.199cm" svg:height="2.886cm" svg:x="1.401cm" svg:y="15.4cm" presentation:class="outline" presentation:user-transformed="true">
          <draw:text-box>
            <text:list text:style-name="L2">
              <text:list-header>
                <text:p xml:id="id4" text:id="id4" text:style-name="P1">Which would you rather?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t's try to make it go well!</text:p>
          </draw:text-box>
        </draw:frame>
        <draw:frame presentation:style-name="pr3" draw:layer="layout" svg:width="25.199cm" svg:height="6.61cm" svg:x="1.4cm" svg:y="4.914cm" presentation:class="outline" presentation:user-transformed="true">
          <draw:text-box>
            <text:list text:style-name="L2">
              <text:list-item>
                <text:p xml:id="id5" text:id="id5">Have you heard of the seven P's?</text:p>
                <text:list>
                  <text:list-item>
                    <text:p xml:id="id6" text:id="id6">Proper Prior Planning Prevents Piss <text:line-break/>Poor Performance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6.61cm" svg:x="1.4cm" svg:y="12.153cm" presentation:class="outline">
          <draw:text-box>
            <text:list text:style-name="L2">
              <text:list-item>
                <text:p xml:id="id7" text:id="id7">Approach classes with an attitude that helps us to succeed</text:p>
              </text:list-item>
              <text:list-item>
                <text:p xml:id="id8" text:id="id8">Use teaching techniques that help us succe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assroom Cultur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9" text:id="id9">The classroom will have a culture</text:p>
              </text:list-item>
              <text:list-item>
                <text:p xml:id="id10" text:id="id10">It's either going to be positive or negative</text:p>
              </text:list-item>
              <text:list-item>
                <text:p xml:id="id11" text:id="id11">It's up to us to steer it</text:p>
              </text:list-item>
              <text:list-item>
                <text:p xml:id="id12" text:id="id12">Include the students in the experience</text:p>
              </text:list-item>
              <text:list-item>
                <text:p xml:id="id13" text:id="id13">Their learning must be a result of their work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>
            <draw:text-box>
              <text:p/>
              <text:p/>
              <text:p>Rather than just drag them along for the rid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lassroom Cultur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" text:id="id14">Self-directed but structured</text:p>
              </text:list-item>
              <text:list-item>
                <text:p xml:id="id15" text:id="id15">Immersive</text:p>
              </text:list-item>
              <text:list-item>
                <text:p xml:id="id16" text:id="id16">Intense</text:p>
              </text:list-item>
              <text:list-item>
                <text:p xml:id="id17" text:id="id17">Freedom to fail</text:p>
              </text:list-item>
              <text:list-item>
                <text:p xml:id="id18" text:id="id18">Class rules will be collaboratively decided on the first day they're together (either day1 or installfest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lassroom Cultur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Reinforce it – remind them of the rules</text:p>
              </text:list-item>
              <text:list-item>
                <text:p xml:id="id20" text:id="id20">Keep our promises</text:p>
              </text:list-item>
              <text:list-item>
                <text:p xml:id="id21" text:id="id21">Manage expectations</text:p>
              </text:list-item>
              <text:list-item>
                <text:p xml:id="id22" text:id="id22">SSL</text:p>
                <text:list>
                  <text:list-item>
                    <text:p xml:id="id23" text:id="id23">Smiling, Sweating, Learn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>
            <draw:text-box>
              <text:p/>
              <text:p><text:span text:style-name="T1">Always</text:span> write the daily schedule on the board.</text:p>
              <text:p/>
              <text:p/>
              <text:p>SSL:</text:p>
              <text:p>The classroom should be an enjoyable place to be.</text:p>
              <text:p>But as an instructor, remember there's a difference between fun, and being funny.</text:p>
              <text:p>Discipline and respect shouldn't be compromised at the risk of having fun.</text:p>
              <text:p>- practical jokes, barracks humour, etc, is no-go</text:p>
              <text:p/>
            </draw:text-box>
          </draw:frame>
        </presentation:notes>
      </draw:page>
      <draw:page draw:name="page6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ttitude</text:p>
          </draw:text-box>
        </draw:frame>
        <draw:frame presentation:style-name="pr8" draw:text-style-name="P1" draw:layer="layout" svg:width="25.199cm" svg:height="1.686cm" svg:x="1.4cm" svg:y="4.914cm" presentation:class="outline" presentation:user-transformed="true">
          <draw:text-box>
            <text:list text:style-name="L2">
              <text:list-header>
                <text:p xml:id="id24" text:id="id24" text:style-name="P1">Have a code of ethics as an instructor</text:p>
              </text:list-header>
            </text:list>
          </draw:text-box>
        </draw:frame>
        <draw:frame presentation:style-name="pr9" draw:layer="layout" svg:width="25.199cm" svg:height="11.363cm" svg:x="1.4cm" svg:y="7.4cm" presentation:class="outline" presentation:user-transformed="true">
          <draw:text-box>
            <text:list text:style-name="L2">
              <text:list-item>
                <text:p xml:id="id25" text:id="id25">Be cheerful</text:p>
              </text:list-item>
              <text:list-item>
                <text:p xml:id="id26" text:id="id26">Be consistent</text:p>
              </text:list-item>
              <text:list-item>
                <text:p xml:id="id27" text:id="id27">Be constructively helpful</text:p>
              </text:list-item>
              <text:list-item>
                <text:p xml:id="id28" text:id="id28">Be a 'good' finder</text:p>
              </text:list-item>
              <text:list-item>
                <text:p xml:id="id29" text:id="id29">Be disciplined</text:p>
              </text:list-item>
              <text:list-item>
                <text:p xml:id="id30" text:id="id30">Be aware of the personal tou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fessional Image</text:p>
          </draw:text-box>
        </draw:frame>
        <draw:frame presentation:style-name="pr10" draw:layer="layout" svg:width="25.199cm" svg:height="9.686cm" svg:x="1.4cm" svg:y="4.914cm" presentation:class="outline" presentation:user-transformed="true">
          <draw:text-box>
            <text:list text:style-name="L2">
              <text:list-item>
                <text:p xml:id="id31" text:id="id31">As an instructor, you want to project a professional image</text:p>
              </text:list-item>
              <text:list-item>
                <text:p xml:id="id32" text:id="id32">The students, essentially want to be you</text:p>
              </text:list-item>
              <text:list-item>
                <text:p xml:id="id33" text:id="id33">So be someone they can aspire to</text:p>
              </text:list-item>
              <text:list-item>
                <text:p xml:id="id34" text:id="id34">The content of the class is what's important<text:line-break/> - Their outcomes depend on it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38cm" presentation:class="title" presentation:user-transformed="true">
          <draw:text-box>
            <text:p>Professional Image</text:p>
          </draw:text-box>
        </draw:frame>
        <draw:frame presentation:style-name="pr11" draw:layer="layout" svg:width="25.199cm" svg:height="2.085cm" svg:x="1.401cm" svg:y="4.915cm" presentation:class="outline" presentation:user-transformed="true">
          <draw:text-box>
            <text:list text:style-name="L2">
              <text:list-item>
                <text:p xml:id="id35" text:id="id35">So try not to add distractions:</text:p>
              </text:list-item>
            </text:list>
          </draw:text-box>
        </draw:frame>
        <draw:frame presentation:style-name="pr12" draw:layer="layout" svg:width="20.599cm" svg:height="6.546cm" svg:x="5.2cm" svg:y="6.776cm" presentation:class="outline" presentation:user-transformed="true">
          <draw:text-box>
            <text:list text:style-name="L2">
              <text:list-item>
                <text:p xml:id="id36" text:id="id36">Be aware of your clothes</text:p>
              </text:list-item>
              <text:list-item>
                <text:p xml:id="id37" text:id="id37">And your hygiene</text:p>
              </text:list-item>
              <text:list-item>
                <text:p xml:id="id38" text:id="id38">What's on your screen</text:p>
              </text:list-item>
              <text:list-item>
                <text:p xml:id="id39" text:id="id39">How you navigate 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>
            <draw:text-box>
              <text:p/>
              <text:p>This isn't to say you need to dress formally; but consider what distractions your clothes could cause... if they're looking too hard at your humorous t-shirt they're not listening to your lecture.</text:p>
              <text:p/>
              <text:p>Sign out of Gmail, Skype, Hipchat whatever.</text:p>
              <text:p/>
              <text:p>Fast alt-tabbing around that observers can't follow.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rofessional Imag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0" text:id="id40">Non favouritism</text:p>
              </text:list-item>
              <text:list-item>
                <text:p xml:id="id41" text:id="id41">Set the example</text:p>
              </text:list-item>
              <text:list-item>
                <text:p xml:id="id42" text:id="id42">Be decisive</text:p>
                <text:p xml:id="id43" text:id="id43">If you're going to sit, sit.</text:p>
                <text:p xml:id="id44" text:id="id44">If you're going to stand, stand.</text:p>
                <text:p xml:id="id45" text:id="id45">But whatever you do, don't wobble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>
            <draw:text-box>
              <text:p>It's good to be friendly, but be careful about becoming “friends” with students.</text:p>
              <text:p>It's natural to like some more than others, but treat everyone equally.</text:p>
              <text:p/>
              <text:p/>
              <text:p>Don't let the students see you doing anything you wouldn't want them to copy.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rofessional Imag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6" text:id="id46">Be happy, but not satisfied</text:p>
              </text:list-item>
              <text:list-item>
                <text:p xml:id="id47" text:id="id47">Compare yourself, not to others, but to your own potential</text:p>
              </text:list-item>
              <text:list-item>
                <text:p xml:id="id48" text:id="id48">Keep emotions in balance</text:p>
              </text:list-item>
              <text:list-item>
                <text:p xml:id="id49" text:id="id49">“When life hands you lemons...”</text:p>
                <text:list>
                  <text:list-item>
                    <text:p xml:id="id50" text:id="id50">How can we turn bad situations goo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Goal Setting</text:p>
          </draw:text-box>
        </draw:frame>
        <draw:frame presentation:style-name="pr13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 xml:id="id51" text:id="id51">“Goals we set are goals we get”</text:p>
              </text:list-item>
              <text:list-item>
                <text:p xml:id="id52" text:id="id52">Each student has a goal in starting WDI</text:p>
              </text:list-item>
              <text:list-item>
                <text:p xml:id="id53" text:id="id53">Encourage students to set goals, and write about them, so they do achieve them</text:p>
              </text:list-item>
              <text:list-item>
                <text:p xml:id="id54" text:id="id54">But also for them to be 'happy to fail'</text:p>
              </text:list-item>
            </text:list>
          </draw:text-box>
        </draw:frame>
        <draw:frame draw:style-name="gr2" draw:text-style-name="P3" draw:layer="layout" svg:width="25.2cm" svg:height="2.775cm" svg:x="1.6cm" svg:y="15.435cm">
          <draw:text-box>
            <text:list text:style-name="L2">
              <text:list-header>
                <text:p xml:id="id55" text:id="id55"><text:span text:style-name="T2">“</text:span><text:span text:style-name="T2">Whether you think you can, or you think you can't, you're right.”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>
            <draw:text-box>
              <text:p>People often don't set goals because they're afraid of failing to reach them. They have the idea that they're worse off if they set a goal and don't achieve it first time.</text:p>
              <text:p/>
              <text:p/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Goal Setting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6" text:id="id56">The instructor team needs to be constantly encouraging the students</text:p>
              </text:list-item>
              <text:list-item>
                <text:p xml:id="id57" text:id="id57">See everything; overlook a lot, correct a little</text:p>
              </text:list-item>
              <text:list-item>
                <text:p xml:id="id58" text:id="id58">Nothing succeeds like success</text:p>
              </text:list-item>
              <text:list-item>
                <text:p xml:id="id59" text:id="id59">When we give correction, we can build hope, or kill hop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>
            <draw:text-box>
              <text:p>Success is a great motivator</text:p>
              <text:p>When they master one step, praise them for doing it, to spur them onto the next step.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tudent Interaction</text:p>
          </draw:text-box>
        </draw:frame>
        <draw:frame presentation:style-name="pr14" draw:layer="layout" svg:width="25.199cm" svg:height="14.353cm" svg:x="1.801cm" svg:y="4.4cm" presentation:class="outline" presentation:user-transformed="true">
          <draw:text-box>
            <text:list text:style-name="L2">
              <text:list-item>
                <text:p xml:id="id60" text:id="id60">Be personable, but not personal</text:p>
              </text:list-item>
              <text:list-item>
                <text:p xml:id="id61" text:id="id61">Be friendly, but not friends</text:p>
              </text:list-item>
              <text:list-item>
                <text:p xml:id="id62" text:id="id62">When doing one-to-ones, stick to the 70:30 rule</text:p>
              </text:list-item>
              <text:list-item>
                <text:p xml:id="id63" text:id="id63">Ask a question,<text:line-break/><text:tab/>listen to the answer, <text:line-break/><text:tab/><text:tab/>then ask a question about the answer</text:p>
              </text:list-item>
              <text:list-item>
                <text:p xml:id="id64" text:id="id64">Our six friends:</text:p>
                <text:p xml:id="id65" text:id="id65">who, what, where, why, when, how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>
            <draw:text-box>
              <text:p>Listen 70% of the time and talk 30% of the time – or at least listen more than you talk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tudent Interaction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6" text:id="id66">The “Three Times” rule</text:p>
                <text:p xml:id="id67" text:id="id67">Every lesson, try to interact with each person three times.</text:p>
              </text:list-item>
              <text:list-item>
                <text:p xml:id="id68" text:id="id68">Interactions include:</text:p>
                <text:list>
                  <text:list-item>
                    <text:p xml:id="id69" text:id="id69">Eye contact</text:p>
                  </text:list-item>
                  <text:list-item>
                    <text:p xml:id="id70" text:id="id70">Praise</text:p>
                  </text:list-item>
                  <text:list-item>
                    <text:p xml:id="id71" text:id="id71">Asking questions</text:p>
                  </text:list-item>
                  <text:list-item>
                    <text:p xml:id="id72" text:id="id72">Using student in exampl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ality Communication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3" text:id="id73">The quality of your teaching depends on the quality of your communication</text:p>
              </text:list-item>
              <text:list-item>
                <text:p xml:id="id74" text:id="id74">You communicate with three things:</text:p>
                <text:list>
                  <text:list-item>
                    <text:p xml:id="id75" text:id="id75">The words you say</text:p>
                  </text:list-item>
                  <text:list-item>
                    <text:p xml:id="id76" text:id="id76">Your inflection and tone of voice</text:p>
                  </text:list-item>
                  <text:list-item>
                    <text:p xml:id="id77" text:id="id77">Your body language</text:p>
                  </text:list-item>
                </text:list>
              </text:list-item>
              <text:list-item>
                <text:p xml:id="id78" text:id="id78">Get all three to match to get “congruent communication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ords that hurt, or help</text:p>
          </draw:text-box>
        </draw:frame>
        <draw:frame presentation:style-name="pr15" draw:text-style-name="P4" draw:layer="layout" svg:width="8.6cm" svg:height="15.351cm" svg:x="0.4cm" svg:y="4.914cm" presentation:class="outline" presentation:user-transformed="true">
          <draw:text-box>
            <text:list text:style-name="L2">
              <text:list-header>
                <text:p xml:id="id79" text:id="id79" text:style-name="P4">Problem</text:p>
                <text:p xml:id="id81" text:id="id81" text:style-name="P4">Objection</text:p>
                <text:p xml:id="id83" text:id="id83" text:style-name="P4">Expensive</text:p>
                <text:p xml:id="id85" text:id="id85" text:style-name="P4">I think...</text:p>
                <text:p xml:id="id87" text:id="id87" text:style-name="P4">I don't know...</text:p>
                <text:p xml:id="id89" text:id="id89" text:style-name="P4">Don't do that</text:p>
                <text:p xml:id="id91" text:id="id91" text:style-name="P4">nicknames</text:p>
                <text:p xml:id="id93" text:id="id93" text:style-name="P4">non-words</text:p>
                <text:p xml:id="id95" text:id="id95" text:style-name="P4">I am sorry</text:p>
              </text:list-header>
            </text:list>
          </draw:text-box>
        </draw:frame>
        <draw:frame presentation:style-name="pr16" draw:text-style-name="P5" draw:layer="layout" svg:width="17.407cm" svg:height="17.112cm" svg:x="9.2cm" svg:y="4.914cm" presentation:class="outline" presentation:user-transformed="true">
          <draw:text-box>
            <text:list text:style-name="L2">
              <text:list-header>
                <text:p xml:id="id80" text:id="id80" text:style-name="P5">Challenge</text:p>
                <text:p xml:id="id82" text:id="id82" text:style-name="P5">Miss-understanding</text:p>
                <text:p xml:id="id84" text:id="id84" text:style-name="P5">Value</text:p>
                <text:p xml:id="id86" text:id="id86" text:style-name="P5">It's my professional opinion</text:p>
                <text:p xml:id="id88" text:id="id88" text:style-name="P5">Let me check &amp; get back to you</text:p>
                <text:p xml:id="id90" text:id="id90" text:style-name="P5">What I want you to do is...</text:p>
                <text:p xml:id="id92" text:id="id92" text:style-name="P5">Real names</text:p>
                <text:p xml:id="id94" text:id="id94" text:style-name="P5">clear vocabulary</text:p>
                <text:p xml:id="id96" text:id="id96" text:style-name="P5">I apologise</text:p>
                <text:p text:style-name="P5"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ain agreement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97" text:id="id97">Try to get people to agree</text:p>
              </text:list-item>
              <text:list-item>
                <text:p xml:id="id98" text:id="id98">Always move forward on a 'yes'<text:line-break/></text:p>
                <text:list>
                  <text:list-item>
                    <text:p xml:id="id99" text:id="id99">Does that sound good?</text:p>
                  </text:list-item>
                  <text:list-item>
                    <text:p xml:id="id100" text:id="id100">You see what I mean?</text:p>
                  </text:list-item>
                  <text:list-item>
                    <text:p xml:id="id101" text:id="id101">Do you follow?</text:p>
                  </text:list-item>
                  <text:list-item>
                    <text:p xml:id="id102" text:id="id102">Does that make sense?</text:p>
                  </text:list-item>
                  <text:list-item>
                    <text:p xml:id="id103" text:id="id103">Do you understand?</text:p>
                  </text:list-item>
                  <text:list-item>
                    <text:p xml:id="id104" text:id="id104">Is that all okay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3 Modes of Communication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xml:id="id105" text:id="id105">Visual</text:p>
                  </text:list-item>
                  <text:list-item>
                    <text:p xml:id="id106" text:id="id106">Auditory</text:p>
                  </text:list-item>
                  <text:list-item>
                    <text:p xml:id="id107" text:id="id107">Kinesthetic</text:p>
                  </text:list-item>
                </text:list>
              </text:list-item>
              <text:list-item>
                <text:p xml:id="id108" text:id="id108">Most people are a mix of all three</text:p>
              </text:list-item>
              <text:list-item>
                <text:p xml:id="id109" text:id="id109">Some people are very much more of one</text:p>
              </text:list-item>
              <text:list-item>
                <text:p xml:id="id110" text:id="id110">Always try to address all three in our teach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Need pictures. Use visual metaphors. Talk about how 'things look', patterns they see, whether things are 'bright' or 'dark'.</text:p>
              <text:p/>
              <text:p>Selective about the words they use, since words mean a lot. Talk about how things 'sound'.</text:p>
              <text:p/>
              <text:p>React to 'feelings'. Always 'grasping' needing 'tangible' or 'concrete' examples. Talk about getting 'hold of answers'.</text:p>
              <text:p/>
              <text:p/>
              <text:p>Not in any order, or particular priority</text:p>
              <text:p/>
              <text:p/>
              <text:p>With projector/slides, discussion, activities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our Stages of Learning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11" text:id="id111">Unconscious Incompetence</text:p>
                <text:list>
                  <text:list-item>
                    <text:p xml:id="id112" text:id="id112">Blissful ignorance! Confidence exceeds ability.</text:p>
                  </text:list-item>
                </text:list>
                <text:p xml:id="id113" text:id="id113">You don't know what you don't kno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Four Stages of Learning</text:p>
          </draw:text-box>
        </draw:frame>
        <draw:frame presentation:style-name="pr7" draw:layer="layout" svg:width="25.199cm" svg:height="13.859cm" svg:x="1.401cm" svg:y="4.914cm" presentation:class="outline" presentation:user-transformed="true">
          <draw:text-box>
            <text:list text:style-name="L2">
              <text:list-item>
                <text:p xml:id="id114" text:id="id114">Conscious Incompetence</text:p>
                <text:list>
                  <text:list-item>
                    <text:p xml:id="id115" text:id="id115">Discover a skill we want to learn, and our confidence drops as we realise how much we don't know about it.</text:p>
                  </text:list-item>
                  <text:list-item>
                    <text:p xml:id="id116" text:id="id116">We practice to learn, but often without success at first, and we think that we're failures</text:p>
                  </text:list-item>
                </text:list>
                <text:p xml:id="id117" text:id="id117">You know that you don't kno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02cm" svg:y="0.837cm" presentation:class="title" presentation:user-transformed="true">
          <draw:text-box>
            <text:p>Four Stages of Learning</text:p>
          </draw:text-box>
        </draw:frame>
        <draw:frame presentation:style-name="pr7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xml:id="id118" text:id="id118">Conscious Competence</text:p>
                <text:list>
                  <text:list-item>
                    <text:p xml:id="id119" text:id="id119">We acquire the skill. We increase in confidence as we increase in ability.</text:p>
                  </text:list-item>
                  <text:list-item>
                    <text:p xml:id="id120" text:id="id120">We know we're able to do it if we try.</text:p>
                  </text:list-item>
                </text:list>
                <text:p xml:id="id121" text:id="id121">You know what you kno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604cm" svg:y="0.837cm" presentation:class="title" presentation:user-transformed="true">
          <draw:text-box>
            <text:p>Four Stages of Learning</text:p>
          </draw:text-box>
        </draw:frame>
        <draw:frame presentation:style-name="pr7" draw:layer="layout" svg:width="25.199cm" svg:height="13.859cm" svg:x="1.604cm" svg:y="4.914cm" presentation:class="outline" presentation:user-transformed="true">
          <draw:text-box>
            <text:list text:style-name="L2">
              <text:list-item>
                <text:p xml:id="id122" text:id="id122">Unconscious Competence</text:p>
                <text:list>
                  <text:list-item>
                    <text:p xml:id="id123" text:id="id123">What we've learned becomes habit.</text:p>
                  </text:list-item>
                  <text:list-item>
                    <text:p xml:id="id124" text:id="id124">We can do it 'easily', even while thinking of other things</text:p>
                  </text:list-item>
                  <text:list-item>
                    <text:p xml:id="id125" text:id="id125">We don't even necessarily know how we do it.</text:p>
                  </text:list-item>
                </text:list>
                <text:p xml:id="id126" text:id="id126">We own it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imple lesson plan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7" text:id="id127">Tell them what you're gonna tell them<text:line-break/></text:p>
              </text:list-item>
              <text:list-item>
                <text:p xml:id="id128" text:id="id128">Tell them it<text:line-break/></text:p>
              </text:list-item>
              <text:list-item>
                <text:p xml:id="id129" text:id="id129">Tell them what you told the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0">
        <office:forms form:automatic-focus="false" form:apply-design-mode="false"/>
        <draw:frame presentation:style-name="pr1" draw:layer="layout" svg:width="25.199cm" svg:height="3.506cm" svg:x="1.4cm" svg:y="8.337cm" presentation:class="title" presentation:user-transformed="true">
          <draw:text-box>
            <text:p>Teaching Techniques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re-Framing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0" text:id="id130">Getting people to see a situation from a specific point of view <text:span text:style-name="T3">before</text:span> they have formed their own viewpoint</text:p>
              </text:list-item>
              <text:list-item>
                <text:p xml:id="id131" text:id="id131">Beware: it's extremely easy to negatively pre-frame – so we must endeavour to conciously positively pre-frame firmly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<text:span text:style-name="T4">The easiest way is to tell someone what an experience is going to be like and how they're going to react.</text:span></text:p>
              <text:p><text:span text:style-name="T4">Helps the instructor to think through what they're going to teach and how they're going to present it.</text:span>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lassroom Focus Question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2" text:id="id132">On a daily basis, students must generate focus for class – and keep that up, day in, day out</text:p>
              </text:list-item>
              <text:list-item>
                <text:p xml:id="id133" text:id="id133">CFQs help shift them into gear for the class, and get them quickly focussed<text:line-break/></text:p>
                <text:list>
                  <text:list-item>
                    <text:p xml:id="id134" text:id="id134">Isn't it an ideal time for our next topic?</text:p>
                  </text:list-item>
                  <text:list-item>
                    <text:p xml:id="id135" text:id="id135">Are you ready for and awesome session?</text:p>
                  </text:list-item>
                  <text:list-item>
                    <text:p xml:id="id136" text:id="id136">Shall we have some fun today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raise, Improve, Prais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xml:id="id137" text:id="id137">Rather than being unconstructively critical<text:line-break/></text:p>
              </text:list-header>
              <text:list-item>
                <text:p xml:id="id138" text:id="id138">Find something to praise first</text:p>
              </text:list-item>
              <text:list-item>
                <text:p xml:id="id139" text:id="id139">Offer suggestions for improvement</text:p>
              </text:list-item>
              <text:list-item>
                <text:p xml:id="id140" text:id="id140">Then praise again</text:p>
                <text:list>
                  <text:list-item>
                    <text:p xml:id="id141" text:id="id141">ideally after they've applied the sugges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attern Interrupt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2" text:id="id142">A method of changing someones' mental state</text:p>
              </text:list-item>
              <text:list-item>
                <text:p xml:id="id143" text:id="id143">Essentially:</text:p>
                <text:list>
                  <text:list-item>
                    <text:p xml:id="id144" text:id="id144">ask a question about something unrelated to the current activity</text:p>
                  </text:list-item>
                  <text:list-item>
                    <text:p xml:id="id145" text:id="id145">then encourage them to get back into the activity with new focus</text:p>
                  </text:list-item>
                </text:list>
              </text:list-item>
              <text:list-item>
                <text:p xml:id="id146" text:id="id146">“Whatever you focus on expands”</text:p>
                <text:list>
                  <text:list-item>
                    <text:p xml:id="id147" text:id="id147">Pattern interrupt shifts focus onto something else, allowing negative thoughts to shrin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>
            <draw:text-box>
              <text:p>Breaking the current pattern of (negative) behaviour or thought, and restart in a (better) state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ne on On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8" text:id="id148">Highlighting good behaviour is a great tool</text:p>
              </text:list-item>
              <text:list-item>
                <text:p xml:id="id149" text:id="id149">In a private conversation, compliment the student</text:p>
                <text:list>
                  <text:list-item>
                    <text:p xml:id="id150" text:id="id150">At the coffee machine</text:p>
                  </text:list-item>
                  <text:list-item>
                    <text:p xml:id="id151" text:id="id151">Passing in the hall</text:p>
                  </text:list-item>
                  <text:list-item>
                    <text:p xml:id="id152" text:id="id152">When helping them with something else</text:p>
                  </text:list-item>
                </text:list>
              </text:list-item>
              <text:list-item>
                <text:p xml:id="id153" text:id="id153">Make small, personal comments about how pleased you are with their effor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eedback Sandwich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54" text:id="id154">Like 'Praise, Improve, Praise', but layered<text:line-break/></text:p>
              </text:list-item>
              <text:list-item>
                <text:p xml:id="id155" text:id="id155">Praise</text:p>
              </text:list-item>
              <text:list-item>
                <text:p xml:id="id156" text:id="id156">Offer improvement</text:p>
              </text:list-item>
              <text:list-item>
                <text:p xml:id="id157" text:id="id157">Another praise</text:p>
              </text:list-item>
              <text:list-item>
                <text:p xml:id="id158" text:id="id158">Another suggestion of improvement</text:p>
              </text:list-item>
              <text:list-item>
                <text:p xml:id="id159" text:id="id159">Final pra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30 Ways to Praise</text:p>
          </draw:text-box>
        </draw:frame>
        <draw:frame presentation:style-name="pr17" draw:text-style-name="P6" draw:layer="layout" svg:width="12.296cm" svg:height="15.312cm" svg:x="1.4cm" svg:y="4.914cm" presentation:class="outline" presentation:user-transformed="true">
          <draw:text-box>
            <text:list text:style-name="L2">
              <text:list-item>
                <text:p><text:span text:style-name="T5">That's right</text:span></text:p>
              </text:list-item>
              <text:list-item>
                <text:p><text:span text:style-name="T5">That's good</text:span></text:p>
              </text:list-item>
              <text:list-item>
                <text:p><text:span text:style-name="T5">That's coming on nicely</text:span></text:p>
              </text:list-item>
              <text:list-item>
                <text:p><text:span text:style-name="T5">Much better</text:span></text:p>
              </text:list-item>
              <text:list-item>
                <text:p><text:span text:style-name="T5">Good work</text:span></text:p>
              </text:list-item>
              <text:list-item>
                <text:p><text:span text:style-name="T5">Good job</text:span></text:p>
              </text:list-item>
              <text:list-item>
                <text:p><text:span text:style-name="T5">I like the way you...</text:span></text:p>
              </text:list-item>
              <text:list-item>
                <text:p><text:span text:style-name="T5">I like that</text:span></text:p>
              </text:list-item>
              <text:list-item>
                <text:p><text:span text:style-name="T5">Yes, that's the best I've seen you do</text:span></text:p>
              </text:list-item>
              <text:list-item>
                <text:p><text:span text:style-name="T5">That's it</text:span></text:p>
              </text:list-item>
              <text:list-item>
                <text:p><text:span text:style-name="T5">That's an improvement</text:span></text:p>
              </text:list-item>
              <text:list-item>
                <text:p><text:span text:style-name="T5">That's your best yet</text:span></text:p>
              </text:list-item>
              <text:list-item>
                <text:p><text:span text:style-name="T5">Even better</text:span></text:p>
              </text:list-item>
              <text:list-item>
                <text:p><text:span text:style-name="T5">Impressive work</text:span></text:p>
              </text:list-item>
              <text:list-item>
                <text:p><text:span text:style-name="T5">I hadn't thought of that</text:span></text:p>
              </text:list-item>
            </text:list>
          </draw:text-box>
        </draw:frame>
        <draw:frame presentation:style-name="pr17" draw:text-style-name="P6" draw:layer="layout" svg:width="12.296cm" svg:height="15.312cm" svg:x="14.311cm" svg:y="4.914cm" presentation:class="outline" presentation:user-transformed="true">
          <draw:text-box>
            <text:list text:style-name="L2">
              <text:list-item>
                <text:p><text:span text:style-name="T5">I'm really proud of the effort you've put in</text:span></text:p>
              </text:list-item>
              <text:list-item>
                <text:p><text:span text:style-name="T5">I knew you could do it</text:span></text:p>
              </text:list-item>
              <text:list-item>
                <text:p><text:span text:style-name="T5">Congratulations</text:span></text:p>
              </text:list-item>
              <text:list-item>
                <text:p><text:span text:style-name="T5">You are making real progress</text:span></text:p>
              </text:list-item>
              <text:list-item>
                <text:p><text:span text:style-name="T5">Now you have it</text:span></text:p>
              </text:list-item>
              <text:list-item>
                <text:p><text:span text:style-name="T5">You're getting it</text:span></text:p>
              </text:list-item>
              <text:list-item>
                <text:p><text:span text:style-name="T5">Excellent</text:span></text:p>
              </text:list-item>
              <text:list-item>
                <text:p><text:span text:style-name="T5">Perfect</text:span></text:p>
              </text:list-item>
              <text:list-item>
                <text:p><text:span text:style-name="T5">Better than ever</text:span></text:p>
              </text:list-item>
              <text:list-item>
                <text:p><text:span text:style-name="T5">You've been practicing</text:span></text:p>
              </text:list-item>
              <text:list-item>
                <text:p><text:span text:style-name="T5">Nice</text:span></text:p>
              </text:list-item>
              <text:list-item>
                <text:p><text:span text:style-name="T5">Well remembered</text:span></text:p>
              </text:list-item>
              <text:list-item>
                <text:p><text:span text:style-name="T5">You're on the right track</text:span></text:p>
              </text:list-item>
              <text:list-item>
                <text:p><text:span text:style-name="T5">That was great</text:span></text:p>
              </text:list-item>
              <text:list-item>
                <text:p><text:span text:style-name="T5">Outstand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Pavling</meta:initial-creator>
    <meta:creation-date>2013-12-12T18:11:36</meta:creation-date>
    <meta:editing-duration>P5DT20H10M4S</meta:editing-duration>
    <meta:editing-cycles>85</meta:editing-cycles>
    <dc:date>2014-08-01T21:16:30</dc:date>
    <dc:creator>Michael Pavling</dc:creator>
    <meta:generator>OpenOffice/4.1.0$Unix OpenOffice.org_project/410m18$Build-9764</meta:generator>
    <meta:printed-by>Michael Pavling</meta:printed-by>
    <meta:print-date>2014-03-08T18:40:21</meta:print-date>
    <meta:document-statistic meta:object-count="152"/>
  </office:meta>
</office:document-meta>
</file>